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C000003533D048A3558989016.png" manifest:media-type="image/png"/>
  <manifest:file-entry manifest:full-path="Pictures/10000201000002E80000041CF4D47117891CE5CB.png" manifest:media-type="image/png"/>
  <manifest:file-entry manifest:full-path="Pictures/10000201000000800000008EAC88FD5BB3284C35.png" manifest:media-type="image/png"/>
  <manifest:file-entry manifest:full-path="Pictures/100002010000096000000960C56FF4C1A69045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445cm" svg:height="3.951cm" svg:x="0.365cm" svg:y="2.863cm">
          <draw:image xlink:href="Pictures/100002010000096000000960C56FF4C1A69045B7.png" xlink:type="simple" xlink:show="embed" xlink:actuate="onLoad" loext:mime-type="image/png">
            <text:p/>
          </draw:image>
        </draw:frame>
        <draw:frame draw:style-name="gr1" draw:text-style-name="P1" draw:layer="layout" svg:width="1.604cm" svg:height="1.583cm" svg:x="1.301cm" svg:y="3.862cm">
          <draw:image xlink:href="Pictures/10000201000000800000008EAC88FD5BB3284C35.png" xlink:type="simple" xlink:show="embed" xlink:actuate="onLoad" loext:mime-type="image/png">
            <text:p/>
          </draw:image>
        </draw:frame>
        <draw:frame draw:style-name="gr1" draw:text-style-name="P1" draw:layer="layout" svg:width="3.211cm" svg:height="4.542cm" svg:x="2.905cm" svg:y="0.395cm">
          <draw:image xlink:href="Pictures/10000201000002E80000041CF4D47117891CE5CB.png" xlink:type="simple" xlink:show="embed" xlink:actuate="onLoad" loext:mime-type="image/png">
            <text:p/>
          </draw:image>
        </draw:frame>
        <draw:frame draw:style-name="gr1" draw:text-style-name="P1" draw:layer="layout" svg:width="0.705cm" svg:height="1.651cm" svg:x="0.93cm" svg:y="1.381cm">
          <draw:image xlink:href="Pictures/100002010000016C000003533D048A355898901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3-04T19:48:29.666935098</meta:creation-date>
    <dc:date>2023-03-04T20:04:52.078598117</dc:date>
    <dc:creator>Collin </dc:creator>
    <meta:editing-duration>PT3M26S</meta:editing-duration>
    <meta:editing-cycles>4</meta:editing-cycles>
    <meta:generator>LibreOffice/6.4.7.2$Linux_X86_64 LibreOffice_project/40$Build-2</meta:generator>
    <meta:document-statistic meta:object-count="4"/>
  </office:meta>
</office:document-meta>
</file>